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49cm"/>
    </style:style>
    <style:style style:name="co3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526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Tahoma" style:font-size-complex="10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Tahoma" style:font-size-complex="10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Tahoma" style:font-size-complex="10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Tahoma" style:font-size-complex="10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2" office:value-type="string">
            <text:p>ธนาคาร/สถาบันการเงิน </text:p>
          </table:table-cell>
          <table:table-cell table:style-name="ce2" office:value-type="string">
            <text:p>บัตรเครดิต</text:p>
          </table:table-cell>
          <table:table-cell table:style-name="ce2" office:value-type="string">
            <text:p>เงินเดือนขั้นต่ำ </text:p>
          </table:table-cell>
          <table:table-cell table:style-name="ce2" office:value-type="string">
            <text:p>จุดเด่นของ ผลิตภัณฑ์ </text:p>
          </table:table-cell>
          <table:table-cell table:style-name="ce2" office:value-type="string">
            <text:p>โปรโมชั่น </text:p>
          </table:table-cell>
          <table:table-cell table:style-name="ce2" table:number-columns-repeated="2"/>
          <table:table-cell table:style-name="ce3" office:value-type="string">
            <text:p>จุดเด่นและโปรโมชั่นของสินเชื่อ</text:p>
          </table:table-cell>
          <table:table-cell table:style-name="ce4" office:value-type="string">
            <text:p>คุณสมบัติผู้สมัคร </text:p>
          </table:table-cell>
          <table:table-cell table:style-name="ce4" office:value-type="string">
            <text:p>ดอกเบี้ย </text:p>
          </table:table-cell>
          <table:table-cell table:style-name="ce5" office:value-type="string">
            <text:p>อัตราชำระคืนขั้นต่ำ</text:p>
          </table:table-cell>
          <table:table-cell table:style-name="ce5" office:value-type="string">
            <text:p>วงเงินกู้</text:p>
          </table:table-cell>
          <table:table-cell table:style-name="ce6" office:value-type="string">
            <text:p>company</text:p>
          </table:table-cell>
          <table:table-cell table:style-name="ce1" table:number-columns-repeated="1009"/>
        </table:table-row>
        <table:table-row table:style-name="ro3">
          <table:table-cell table:number-columns-repeated="14"/>
          <table:table-cell office:value-type="string">
            <text:p>silkspan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credit</text:p>
          </table:table-cell>
          <table:table-cell table:number-columns-repeated="100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C6:Sheet1.O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11/03/2016</text:date>, <text:time>09:4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09:38:43.44</meta:creation-date>
    <dc:date>2016-03-11T09:48:31.28</dc:date>
    <meta:editing-duration>PT9M49S</meta:editing-duration>
    <meta:editing-cycles>1</meta:editing-cycles>
    <meta:document-statistic meta:table-count="3" meta:cell-count="13" meta:object-count="0"/>
    <meta:generator>OpenOffice/4.1.0$Win32 OpenOffice.org_project/410m18$Build-9764</meta:generator>
  </office:meta>
</office:document-meta>
</file>